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=========================================</text:span></text:p>
      <text:p text:style-name="P1"><text:span text:style-name="T1"><text:tab/><text:tab/><text:tab/>Numpy--Arithmetic Operations (OR) Matrix Operations</text:span></text:p>
      <text:p text:style-name="P1"><text:span text:style-name="T1"><text:tab/>=========================================</text:span></text:p>
      <text:p text:style-name="P1"><text:span text:style-name="T1">=&gt;On the objects of ndarray, we can apply all types of Arithmetic Operators.</text:span></text:p>
      <text:p text:style-name="P1"><text:span text:style-name="T1">=&gt;To perform Arithmetic Operations on the objects of ndarray in numpy programming, we use the following functions.</text:span></text:p>
      <text:p text:style-name="P1"><text:span text:style-name="T1"><text:tab/><text:tab/>a) add()</text:span></text:p>
      <text:p text:style-name="P1"><text:span text:style-name="T1"><text:tab/><text:tab/>b) subtract()</text:span></text:p>
      <text:p text:style-name="P1"><text:span text:style-name="T1"><text:tab/><text:tab/>c) multiply()</text:span></text:p>
      <text:p text:style-name="P1"><text:span text:style-name="T1"><text:tab/><text:tab/>d) dot() <text:s/>or matmul()</text:span></text:p>
      <text:p text:style-name="P1"><text:span text:style-name="T1"><text:tab/><text:tab/>e) divide()</text:span></text:p>
      <text:p text:style-name="P1"><text:span text:style-name="T1"><text:tab/><text:tab/>f) floor_divide()</text:span></text:p>
      <text:p text:style-name="P1"><text:span text:style-name="T1"><text:tab/><text:tab/>g) mod()</text:span></text:p>
      <text:p text:style-name="P1"><text:span text:style-name="T1"><text:tab/><text:tab/>h) power()</text:span></text:p>
      <text:p text:style-name="P1"><text:span text:style-name="T1">=&gt;All the arithmetic Functions can also be perfomed w.r.t Arithmetic Operators.</text:span></text:p>
      <text:p text:style-name="P1"><text:span text:style-name="T1">=&gt;All these Arithmetic Operations are called Matrix Operations.</text:span></text:p>
      <text:p text:style-name="P1"><text:span text:style-name="T1">---------------</text:span></text:p>
      <text:p text:style-name="P1"><text:span text:style-name="T1">a) add():</text:span></text:p>
      <text:p text:style-name="P1"><text:span text:style-name="T1">--------------</text:span></text:p>
      <text:p text:style-name="P1"><text:span text:style-name="T1">Syntax:- <text:s text:c="3"/>varname=numpy.add(ndarrayobj1, ndarrayobj2)</text:span></text:p>
      <text:p text:style-name="P1"><text:span text:style-name="T1">=&gt;This function is used for adding elements of ndarrayobj1, ndarrayobj2 and result can be displayed</text:span></text:p>
      <text:p text:style-name="P1"><text:soft-page-break/><text:span text:style-name="T1">Examples:</text:span></text:p>
      <text:p text:style-name="P1"><text:span text:style-name="T1">-----------------</text:span></text:p>
      <text:p text:style-name="P1"><text:span text:style-name="T1">&gt;&gt;&gt; l1=[ [10,20],[30,40] ]</text:span></text:p>
      <text:p text:style-name="P1"><text:span text:style-name="T1">&gt;&gt;&gt; l2=[[1,2],[3,4]]</text:span></text:p>
      <text:p text:style-name="P1"><text:span text:style-name="T1">&gt;&gt;&gt; a=np.array(l1)</text:span></text:p>
      <text:p text:style-name="P1"><text:span text:style-name="T1">&gt;&gt;&gt; b=np.array(l2)</text:span></text:p>
      <text:p text:style-name="P1"><text:span text:style-name="T1">&gt;&gt;&gt; a</text:span></text:p>
      <text:p text:style-name="P1"><text:span text:style-name="T1"><text:tab/>array([[10, 20],</text:span></text:p>
      <text:p text:style-name="P1"><text:span text:style-name="T1"><text:tab/> <text:s text:c="6"/>[30, 40]])</text:span></text:p>
      <text:p text:style-name="P1"><text:span text:style-name="T1">&gt;&gt;&gt; b</text:span></text:p>
      <text:p text:style-name="P1"><text:span text:style-name="T1"><text:tab/>array([[1, 2],</text:span></text:p>
      <text:p text:style-name="P1"><text:span text:style-name="T1"><text:tab/> <text:s text:c="6"/>[3, 4]])</text:span></text:p>
      <text:p text:style-name="P1"><text:span text:style-name="T1">&gt;&gt;&gt; c=np.add(a,b)</text:span></text:p>
      <text:p text:style-name="P1"><text:span text:style-name="T1">&gt;&gt;&gt; c</text:span></text:p>
      <text:p text:style-name="P1"><text:span text:style-name="T1"><text:tab/><text:tab/>array([[11, 22],</text:span></text:p>
      <text:p text:style-name="P1"><text:span text:style-name="T1"><text:tab/><text:tab/> <text:s text:c="9"/>[33, 44]])</text:span></text:p>
      <text:p text:style-name="P1"><text:span text:style-name="T1">--------------------------------------------------------------------------------</text:span></text:p>
      <text:p text:style-name="P1"><text:span text:style-name="T1">&gt;&gt;&gt; l1=[[10,20],[30,40]]</text:span></text:p>
      <text:p text:style-name="P1"><text:span text:style-name="T1">&gt;&gt;&gt; l2=[[1,2],[3,4]]</text:span></text:p>
      <text:p text:style-name="P1"><text:span text:style-name="T1">&gt;&gt;&gt; a=np.array(l1)</text:span></text:p>
      <text:p text:style-name="P1"><text:span text:style-name="T1">&gt;&gt;&gt; b=np.array(l2)</text:span></text:p>
      <text:p text:style-name="P1"><text:soft-page-break/><text:span text:style-name="T1">&gt;&gt;&gt; a</text:span></text:p>
      <text:p text:style-name="P1"><text:span text:style-name="T1"><text:tab/><text:tab/>array([[10, 20],</text:span></text:p>
      <text:p text:style-name="P1"><text:span text:style-name="T1"><text:tab/><text:tab/> <text:s text:c="6"/>[30, 40]])</text:span></text:p>
      <text:p text:style-name="P1"><text:span text:style-name="T1">&gt;&gt;&gt; b</text:span></text:p>
      <text:p text:style-name="P1"><text:span text:style-name="T1"><text:tab/><text:tab/>array([[1, 2],</text:span></text:p>
      <text:p text:style-name="P1"><text:span text:style-name="T1"><text:tab/><text:tab/> <text:s text:c="6"/>[3, 4]])</text:span></text:p>
      <text:p text:style-name="P1"><text:span text:style-name="T1">&gt;&gt;&gt; c=a+b <text:s/># we used operator + instead of add()</text:span></text:p>
      <text:p text:style-name="P1"><text:span text:style-name="T1">&gt;&gt;&gt; c</text:span></text:p>
      <text:p text:style-name="P1"><text:span text:style-name="T1"><text:tab/>array([[11, 22],</text:span></text:p>
      <text:p text:style-name="P1"><text:span text:style-name="T1"><text:tab/> <text:s text:c="6"/>[33, 44]])</text:span></text:p>
      <text:p text:style-name="P1"><text:span text:style-name="T1">=================================</text:span></text:p>
      <text:p text:style-name="P1"><text:span text:style-name="T1">b) subtract()</text:span></text:p>
      <text:p text:style-name="P1"><text:span text:style-name="T1">------------------------------</text:span></text:p>
      <text:p text:style-name="P1"><text:span text:style-name="T1">Syntax:- <text:s text:c="3"/>varname=numpy.subtract(ndarrayobj1, ndarrayobj2)</text:span></text:p>
      <text:p text:style-name="P1"><text:span text:style-name="T1">=&gt;This function is used for subtracting elements of ndarrayobj1, ndarrayobj2 and result can be displayed</text:span></text:p>
      <text:p text:style-name="P2"/>
      <text:p text:style-name="P1"><text:span text:style-name="T1">Examples:</text:span></text:p>
      <text:p text:style-name="P1"><text:span text:style-name="T1">------------------</text:span></text:p>
      <text:p text:style-name="P1"><text:span text:style-name="T1">&gt;&gt;&gt; l1=[[10,20],[30,40]]</text:span></text:p>
      <text:p text:style-name="P1"><text:span text:style-name="T1">&gt;&gt;&gt; l2=[[1,2],[3,4]]</text:span></text:p>
      <text:p text:style-name="P1"><text:span text:style-name="T1">&gt;&gt;&gt; a=np.array(l1)</text:span></text:p>
      <text:p text:style-name="P1"><text:soft-page-break/><text:span text:style-name="T1">&gt;&gt;&gt; b=np.array(l2)</text:span></text:p>
      <text:p text:style-name="P1"><text:span text:style-name="T1">&gt;&gt;&gt; a</text:span></text:p>
      <text:p text:style-name="P1"><text:span text:style-name="T1">array([[10, 20],</text:span></text:p>
      <text:p text:style-name="P1"><text:span text:style-name="T1"><text:s text:c="7"/>[30, 40]])</text:span></text:p>
      <text:p text:style-name="P1"><text:span text:style-name="T1">&gt;&gt;&gt; b</text:span></text:p>
      <text:p text:style-name="P1"><text:span text:style-name="T1">array([[1, 2],</text:span></text:p>
      <text:p text:style-name="P1"><text:span text:style-name="T1"><text:s text:c="7"/>[3, 4]])</text:span></text:p>
      <text:p text:style-name="P1"><text:span text:style-name="T1">&gt;&gt;&gt; c=np.subtract(a,b)</text:span></text:p>
      <text:p text:style-name="P1"><text:span text:style-name="T1">&gt;&gt;&gt; c</text:span></text:p>
      <text:p text:style-name="P1"><text:span text:style-name="T1">array([[ 9, 18],</text:span></text:p>
      <text:p text:style-name="P1"><text:span text:style-name="T1"><text:s text:c="7"/>[27, 36]])</text:span></text:p>
      <text:p text:style-name="P1"><text:span text:style-name="T1">-----------------------------------</text:span></text:p>
      <text:p text:style-name="P1"><text:span text:style-name="T1">&gt;&gt;&gt; d=a-b <text:s text:c="3"/># we used operator - instead of subtract()</text:span></text:p>
      <text:p text:style-name="P1"><text:span text:style-name="T1">&gt;&gt;&gt; d</text:span></text:p>
      <text:p text:style-name="P1"><text:span text:style-name="T1">array([[ 9, 18],</text:span></text:p>
      <text:p text:style-name="P1"><text:span text:style-name="T1"><text:s text:c="7"/>[27, 36]])</text:span></text:p>
      <text:p text:style-name="P1"><text:span text:style-name="T1">===================================</text:span></text:p>
      <text:p text:style-name="P1"><text:span text:style-name="T1">c) multiply():</text:span></text:p>
      <text:p text:style-name="P1"><text:span text:style-name="T1">-----------------------</text:span></text:p>
      <text:p text:style-name="P1"><text:span text:style-name="T1">Syntax:- <text:s text:c="3"/>varname=numpy.multiply(ndarrayobj1, ndarrayobj2)</text:span></text:p>
      <text:p text:style-name="P1"><text:span text:style-name="T1">=&gt;This function is used for performing element-wise multiplication of ndarrayobj1, ndarrayobj2 and result can be displayed</text:span></text:p>
      <text:p text:style-name="P2"><text:soft-page-break/></text:p>
      <text:p text:style-name="P1"><text:span text:style-name="T1">Examples:</text:span></text:p>
      <text:p text:style-name="P1"><text:span text:style-name="T1">&gt;&gt;&gt; l1=[[1,2],[3,4]]</text:span></text:p>
      <text:p text:style-name="P1"><text:span text:style-name="T1">&gt;&gt;&gt; l2=[[5,6],[4,3]]</text:span></text:p>
      <text:p text:style-name="P1"><text:span text:style-name="T1">&gt;&gt;&gt; a=np.array(l1)</text:span></text:p>
      <text:p text:style-name="P1"><text:span text:style-name="T1">&gt;&gt;&gt; b=np.array(l2)</text:span></text:p>
      <text:p text:style-name="P1"><text:span text:style-name="T1">&gt;&gt;&gt; a</text:span></text:p>
      <text:p text:style-name="P1"><text:span text:style-name="T1">array([[1, 2],</text:span></text:p>
      <text:p text:style-name="P1"><text:span text:style-name="T1"><text:s text:c="11"/>[3, 4]])</text:span></text:p>
      <text:p text:style-name="P1"><text:span text:style-name="T1">&gt;&gt;&gt; b</text:span></text:p>
      <text:p text:style-name="P1"><text:span text:style-name="T1">array([[5, 6],</text:span></text:p>
      <text:p text:style-name="P1"><text:span text:style-name="T1"><text:s text:c="10"/>[4, 3]])</text:span></text:p>
      <text:p text:style-name="P1"><text:span text:style-name="T1">&gt;&gt;&gt; c=np.multiply(a,b)</text:span></text:p>
      <text:p text:style-name="P1"><text:span text:style-name="T1">&gt;&gt;&gt; c</text:span></text:p>
      <text:p text:style-name="P1"><text:span text:style-name="T1">array([[ 5, 12],</text:span></text:p>
      <text:p text:style-name="P1"><text:span text:style-name="T1"><text:s text:c="11"/>[12, 12]])</text:span></text:p>
      <text:p text:style-name="P1"><text:span text:style-name="T1">-----------------------------------------------</text:span></text:p>
      <text:p text:style-name="P1"><text:span text:style-name="T1">&gt;&gt;&gt; e=a*b <text:s text:c="2"/># we used operator * instead of multiply()</text:span></text:p>
      <text:p text:style-name="P1"><text:span text:style-name="T1">&gt;&gt;&gt; e</text:span></text:p>
      <text:p text:style-name="P1"><text:span text:style-name="T1">array([[ 5, 12],</text:span></text:p>
      <text:p text:style-name="P1"><text:span text:style-name="T1"><text:s text:c="7"/>[12, 12]])</text:span></text:p>
      <text:p text:style-name="P1"><text:soft-page-break/><text:span text:style-name="T1">------------------------------------------</text:span></text:p>
      <text:p text:style-name="P1"><text:span text:style-name="T1">d) dot() <text:s/>(or) <text:s/>matmul()</text:span></text:p>
      <text:p text:style-name="P1"><text:span text:style-name="T1">=&gt;To perform Matrix Multiplication, we <text:s/>use dot(), matmul()</text:span></text:p>
      <text:p text:style-name="P2"/>
      <text:p text:style-name="P1"><text:span text:style-name="T1">Syntax:- <text:s text:c="3"/>varname=numpy.dot(ndarrayobj1, ndarrayobj2)</text:span></text:p>
      <text:p text:style-name="P1"><text:span text:style-name="T1">Syntax:- <text:s text:c="3"/>varname=numpy.matmul(ndarrayobj1, ndarrayobj2)</text:span></text:p>
      <text:p text:style-name="P2"/>
      <text:p text:style-name="P1"><text:span text:style-name="T1">=&gt;These functions is used for performing actual matrix multiplication of ndarrayobj1, ndarrayobj2 and result can be displayed</text:span></text:p>
      <text:p text:style-name="P1"><text:span text:style-name="T1">Examples:</text:span></text:p>
      <text:p text:style-name="P1"><text:span text:style-name="T1">-----------------</text:span></text:p>
      <text:p text:style-name="P1"><text:span text:style-name="T1">Examples:</text:span></text:p>
      <text:p text:style-name="P1"><text:span text:style-name="T1">&gt;&gt;&gt; l1=[[1,2],[3,4]]</text:span></text:p>
      <text:p text:style-name="P1"><text:span text:style-name="T1">&gt;&gt;&gt; l2=[[5,6],[4,3]]</text:span></text:p>
      <text:p text:style-name="P1"><text:span text:style-name="T1">&gt;&gt;&gt; a=np.array(l1)</text:span></text:p>
      <text:p text:style-name="P1"><text:span text:style-name="T1">&gt;&gt;&gt; b=np.array(l2)</text:span></text:p>
      <text:p text:style-name="P1"><text:span text:style-name="T1">&gt;&gt;&gt; a</text:span></text:p>
      <text:p text:style-name="P1"><text:span text:style-name="T1"><text:tab/>array([[1, 2],</text:span></text:p>
      <text:p text:style-name="P1"><text:span text:style-name="T1"><text:tab/> <text:s text:c="6"/>[3, 4]])</text:span></text:p>
      <text:p text:style-name="P1"><text:span text:style-name="T1">&gt;&gt;&gt; b</text:span></text:p>
      <text:p text:style-name="P1"><text:span text:style-name="T1"><text:tab/>array([[5, 6],</text:span></text:p>
      <text:p text:style-name="P1"><text:span text:style-name="T1"><text:tab/> <text:s text:c="6"/>[4, 3]])</text:span></text:p>
      <text:p text:style-name="P1"><text:soft-page-break/><text:span text:style-name="T1">&gt;&gt;&gt; d=np.dot(a,b)</text:span></text:p>
      <text:p text:style-name="P1"><text:span text:style-name="T1">&gt;&gt;&gt; d</text:span></text:p>
      <text:p text:style-name="P1"><text:span text:style-name="T1"><text:tab/>array([[13, 12],</text:span></text:p>
      <text:p text:style-name="P1"><text:span text:style-name="T1"><text:tab/> <text:s text:c="6"/>[31, 30]])</text:span></text:p>
      <text:p text:style-name="P1"><text:span text:style-name="T1">&gt;&gt;&gt; e=np.matmul(a,b)</text:span></text:p>
      <text:p text:style-name="P1"><text:span text:style-name="T1">&gt;&gt;&gt; e</text:span></text:p>
      <text:p text:style-name="P1"><text:span text:style-name="T1"><text:tab/>array([[13, 12],</text:span></text:p>
      <text:p text:style-name="P1"><text:span text:style-name="T1"><text:tab/> <text:s text:c="6"/>[31, 30]])</text:span></text:p>
      <text:p text:style-name="P2"/>
      <text:p text:style-name="P1"><text:span text:style-name="T1">-----------------------------------------------------------------------------</text:span></text:p>
      <text:p text:style-name="P1"><text:span text:style-name="T1">e) divide()</text:span></text:p>
      <text:p text:style-name="P1"><text:span text:style-name="T1">-----------------------------------</text:span></text:p>
      <text:p text:style-name="P1"><text:span text:style-name="T1">Syntax:- <text:s text:c="3"/>varname=numpy.divide(ndarray1,ndarry2)</text:span></text:p>
      <text:p text:style-name="P1"><text:span text:style-name="T1">=&gt;This function is used for performing element-wise division of ndarrayobj1, ndarrayobj2 and result can be displayed</text:span></text:p>
      <text:p text:style-name="P2"/>
      <text:p text:style-name="P1"><text:span text:style-name="T1">&gt;&gt;&gt; l1=[[10,20],[30,40]]</text:span></text:p>
      <text:p text:style-name="P1"><text:span text:style-name="T1">&gt;&gt;&gt; l2=[[1,2],[3,4]]</text:span></text:p>
      <text:p text:style-name="P1"><text:span text:style-name="T1">&gt;&gt;&gt; a=np.array(l1)</text:span></text:p>
      <text:p text:style-name="P1"><text:span text:style-name="T1">&gt;&gt;&gt; b=np.array(l2)</text:span></text:p>
      <text:p text:style-name="P1"><text:span text:style-name="T1">&gt;&gt;&gt; a</text:span></text:p>
      <text:p text:style-name="P1"><text:span text:style-name="T1"><text:tab/>array([[10, 20],</text:span></text:p>
      <text:p text:style-name="P1"><text:soft-page-break/><text:span text:style-name="T1"><text:tab/> <text:s text:c="6"/>[30, 40]])</text:span></text:p>
      <text:p text:style-name="P1"><text:span text:style-name="T1">&gt;&gt;&gt; b</text:span></text:p>
      <text:p text:style-name="P1"><text:span text:style-name="T1"><text:tab/>array([[1, 2],</text:span></text:p>
      <text:p text:style-name="P1"><text:span text:style-name="T1"><text:tab/> <text:s text:c="6"/>[3, 4]])</text:span></text:p>
      <text:p text:style-name="P1"><text:span text:style-name="T1">&gt;&gt;&gt; c=np.divide(a,b)</text:span></text:p>
      <text:p text:style-name="P1"><text:span text:style-name="T1">&gt;&gt;&gt; c</text:span></text:p>
      <text:p text:style-name="P1"><text:span text:style-name="T1"><text:tab/>array([[10., 10.],</text:span></text:p>
      <text:p text:style-name="P1"><text:span text:style-name="T1"><text:tab/> <text:s text:c="6"/>[10., 10.]])</text:span></text:p>
      <text:p text:style-name="P1"><text:span text:style-name="T1">---------------------------------------------------------------</text:span></text:p>
      <text:p text:style-name="P1"><text:span text:style-name="T1">&gt;&gt;&gt; d=a/b <text:s text:c="3"/># we used operator / instead of divide()</text:span></text:p>
      <text:p text:style-name="P1"><text:span text:style-name="T1">&gt;&gt;&gt; d</text:span></text:p>
      <text:p text:style-name="P1"><text:span text:style-name="T1"><text:tab/>array([[10., 10.],</text:span></text:p>
      <text:p text:style-name="P1"><text:span text:style-name="T1"><text:tab/> <text:s text:c="6"/>[10., 10.]])</text:span></text:p>
      <text:p text:style-name="P1"><text:span text:style-name="T1">---------------------------------------------------------------------------------------------</text:span></text:p>
      <text:p text:style-name="P1"><text:span text:style-name="T1">f) floor_divide()</text:span></text:p>
      <text:p text:style-name="P1"><text:span text:style-name="T1">-----------------------------------</text:span></text:p>
      <text:p text:style-name="P1"><text:span text:style-name="T1">Syntax:- <text:s text:c="3"/>varname=numpy.floor_divide(ndarray1,ndarry2)</text:span></text:p>
      <text:p text:style-name="P1"><text:span text:style-name="T1">=&gt;This function is used for performing element-wise floor division of ndarrayobj1, ndarrayobj2 and result can be displayed</text:span></text:p>
      <text:p text:style-name="P1"><text:span text:style-name="T1">&gt;&gt;&gt; l1=[[10,20],[30,40]]</text:span></text:p>
      <text:p text:style-name="P1"><text:span text:style-name="T1">&gt;&gt;&gt; l2=[[1,2],[3,4]]</text:span></text:p>
      <text:p text:style-name="P1"><text:span text:style-name="T1">&gt;&gt;&gt; a=np.array(l1)</text:span></text:p>
      <text:p text:style-name="P1"><text:soft-page-break/><text:span text:style-name="T1">&gt;&gt;&gt; b=np.array(l2)</text:span></text:p>
      <text:p text:style-name="P1"><text:span text:style-name="T1">&gt;&gt;&gt; a</text:span></text:p>
      <text:p text:style-name="P1"><text:span text:style-name="T1"><text:tab/>array([[10, 20],</text:span></text:p>
      <text:p text:style-name="P1"><text:span text:style-name="T1"><text:tab/> <text:s text:c="6"/>[30, 40]])</text:span></text:p>
      <text:p text:style-name="P1"><text:span text:style-name="T1">&gt;&gt;&gt; b</text:span></text:p>
      <text:p text:style-name="P1"><text:span text:style-name="T1"><text:tab/>array([[1, 2],</text:span></text:p>
      <text:p text:style-name="P1"><text:span text:style-name="T1"><text:tab/> <text:s text:c="6"/>[3, 4]])</text:span></text:p>
      <text:p text:style-name="P1"><text:span text:style-name="T1">&gt;&gt;&gt; c=np.floor_divide(a,b)</text:span></text:p>
      <text:p text:style-name="P1"><text:span text:style-name="T1">&gt;&gt;&gt; c</text:span></text:p>
      <text:p text:style-name="P1"><text:span text:style-name="T1"><text:tab/>array([[10, 10],</text:span></text:p>
      <text:p text:style-name="P1"><text:span text:style-name="T1"><text:tab/> <text:s text:c="6"/>[10, 10]])</text:span></text:p>
      <text:p text:style-name="P1"><text:span text:style-name="T1">---------------------------------------------------------------</text:span></text:p>
      <text:p text:style-name="P1"><text:span text:style-name="T1">&gt;&gt;&gt; d=a//b <text:s text:c="3"/># we used operator // instead of floor_divide()</text:span></text:p>
      <text:p text:style-name="P1"><text:span text:style-name="T1">&gt;&gt;&gt; d</text:span></text:p>
      <text:p text:style-name="P1"><text:span text:style-name="T1"><text:tab/>array([[10, 10],</text:span></text:p>
      <text:p text:style-name="P1"><text:span text:style-name="T1"><text:tab/> <text:s text:c="6"/>[10, 10]])</text:span></text:p>
      <text:p text:style-name="P1"><text:span text:style-name="T1">--------------------------------------------------------------------------------------------------------------------</text:span></text:p>
      <text:p text:style-name="P1"><text:span text:style-name="T1">g) mod()</text:span></text:p>
      <text:p text:style-name="P1"><text:span text:style-name="T1">-------------------------------</text:span></text:p>
      <text:p text:style-name="P1"><text:span text:style-name="T1">Syntax:- <text:s text:c="3"/>varname=numpy.mod(ndarray1,ndarry2)</text:span></text:p>
      <text:p text:style-name="P1"><text:span text:style-name="T1">=&gt;This function is used for performing element-wise modulo division of ndarrayobj1, ndarrayobj2 and result can be displayed</text:span></text:p>
      <text:p text:style-name="P1"><text:soft-page-break/><text:span text:style-name="T1">--------------------</text:span></text:p>
      <text:p text:style-name="P1"><text:span text:style-name="T1">Examples:</text:span></text:p>
      <text:p text:style-name="P1"><text:span text:style-name="T1">---------------------</text:span></text:p>
      <text:p text:style-name="P1"><text:span text:style-name="T1">&gt;&gt;&gt; l1=[[10,20],[30,40]]</text:span></text:p>
      <text:p text:style-name="P1"><text:span text:style-name="T1">&gt;&gt;&gt; l2=[[1,2],[3,4]]</text:span></text:p>
      <text:p text:style-name="P1"><text:span text:style-name="T1">&gt;&gt;&gt; a=np.array(l1)</text:span></text:p>
      <text:p text:style-name="P1"><text:span text:style-name="T1">&gt;&gt;&gt; b=np.array(l2)</text:span></text:p>
      <text:p text:style-name="P1"><text:span text:style-name="T1">&gt;&gt;&gt; a</text:span></text:p>
      <text:p text:style-name="P1"><text:span text:style-name="T1"><text:tab/>array([[10, 20],</text:span></text:p>
      <text:p text:style-name="P1"><text:span text:style-name="T1"><text:tab/> <text:s text:c="6"/>[30, 40]])</text:span></text:p>
      <text:p text:style-name="P1"><text:span text:style-name="T1">&gt;&gt;&gt; b</text:span></text:p>
      <text:p text:style-name="P1"><text:span text:style-name="T1"><text:tab/>array([[1, 2],</text:span></text:p>
      <text:p text:style-name="P1"><text:span text:style-name="T1"><text:tab/> <text:s text:c="6"/>[3, 4]])</text:span></text:p>
      <text:p text:style-name="P1"><text:span text:style-name="T1">&gt;&gt;&gt; c=np.mod(a,b)</text:span></text:p>
      <text:p text:style-name="P1"><text:span text:style-name="T1">&gt;&gt;&gt; c</text:span></text:p>
      <text:p text:style-name="P1"><text:span text:style-name="T1"><text:tab/>array([[0., 0.],</text:span></text:p>
      <text:p text:style-name="P1"><text:span text:style-name="T1"><text:tab/> <text:s text:c="6"/>[0., 0.]])</text:span></text:p>
      <text:p text:style-name="P1"><text:span text:style-name="T1">------------------------------------------------------------------------</text:span></text:p>
      <text:p text:style-name="P1"><text:span text:style-name="T1">=&gt;We can also do with operator % </text:span></text:p>
      <text:p text:style-name="P1"><text:span text:style-name="T1">&gt;&gt;&gt; e=a%b</text:span></text:p>
      <text:p text:style-name="P1"><text:span text:style-name="T1">&gt;&gt;&gt; e</text:span></text:p>
      <text:p text:style-name="P1"><text:soft-page-break/><text:span text:style-name="T1"><text:tab/>array([[0, 0],</text:span></text:p>
      <text:p text:style-name="P1"><text:span text:style-name="T1"><text:tab/><text:tab/> <text:s text:c="3"/>[0, 0]], <text:s text:c="4"/>dtype=int32)</text:span></text:p>
      <text:p text:style-name="P1"><text:span text:style-name="T1">-----------------------------------------------------------------------------------------------------</text:span></text:p>
      <text:p text:style-name="P1"><text:span text:style-name="T1">h) power():</text:span></text:p>
      <text:p text:style-name="P1"><text:span text:style-name="T1">---------------------------------------</text:span></text:p>
      <text:p text:style-name="P1"><text:span text:style-name="T1">Syntax:- <text:s text:c="3"/>varname=numpy.power(ndarray1,ndarry2)</text:span></text:p>
      <text:p text:style-name="P1"><text:span text:style-name="T1">=&gt;This function is used for performing element-wise exponential of ndarrayobj1, ndarrayobj2 and result can be displayed</text:span></text:p>
      <text:p text:style-name="P2"/>
      <text:p text:style-name="P1"><text:span text:style-name="T1">---------------------------------------</text:span></text:p>
      <text:p text:style-name="P2"/>
      <text:p text:style-name="P1"><text:span text:style-name="T1">&gt;&gt;&gt; l1=[[10,20],[30,40]]</text:span></text:p>
      <text:p text:style-name="P1"><text:span text:style-name="T1">&gt;&gt;&gt; l2=[[1,2],[3,4]]</text:span></text:p>
      <text:p text:style-name="P1"><text:span text:style-name="T1">&gt;&gt;&gt; a=np.array(l1)</text:span></text:p>
      <text:p text:style-name="P1"><text:span text:style-name="T1">&gt;&gt;&gt; b=np.array(l2)</text:span></text:p>
      <text:p text:style-name="P1"><text:span text:style-name="T1">&gt;&gt;&gt; a</text:span></text:p>
      <text:p text:style-name="P1"><text:span text:style-name="T1"><text:tab/>array([[10, 20],</text:span></text:p>
      <text:p text:style-name="P1"><text:span text:style-name="T1"><text:tab/> <text:s text:c="6"/>[30, 40]])</text:span></text:p>
      <text:p text:style-name="P1"><text:span text:style-name="T1">&gt;&gt;&gt; b</text:span></text:p>
      <text:p text:style-name="P1"><text:span text:style-name="T1"><text:tab/>array([[1, 2],</text:span></text:p>
      <text:p text:style-name="P1"><text:span text:style-name="T1"><text:tab/> <text:s text:c="6"/>[3, 4]])</text:span></text:p>
      <text:p text:style-name="P1"><text:span text:style-name="T1">&gt;&gt;&gt;c=np.power(a,b)</text:span></text:p>
      <text:p text:style-name="P1"><text:soft-page-break/><text:span text:style-name="T1">&gt;&gt;&gt;print(c)</text:span></text:p>
      <text:p text:style-name="P1"><text:span text:style-name="T1"><text:tab/>array([[ <text:s text:c="4"/>10, <text:s text:c="4"/>400],</text:span></text:p>
      <text:p text:style-name="P1"><text:span text:style-name="T1"><text:tab/> <text:s text:c="6"/>[ <text:s/>27000, 2560000]], <text:s/></text:span></text:p>
      <text:p text:style-name="P1"><text:span text:style-name="T1">--------------------------------------------</text:span></text:p>
      <text:p text:style-name="P1"><text:span text:style-name="T1">&gt;&gt;&gt; f=a**b <text:s text:c="2"/># Instead of using <text:s/>power() we can use ** operator</text:span></text:p>
      <text:p text:style-name="P1"><text:span text:style-name="T1">&gt;&gt;&gt; f</text:span></text:p>
      <text:p text:style-name="P1"><text:span text:style-name="T1"><text:tab/>array([[ <text:s text:c="4"/>10, <text:s text:c="4"/>400],</text:span></text:p>
      <text:p text:style-name="P1"><text:span text:style-name="T1"><text:tab/> <text:s text:c="6"/>[ <text:s/>27000, 2560000]], <text:s text:c="3"/>dtype=int32)</text:span></text:p>
      <text:p text:style-name="P1"><text:span text:style-name="T1">==================================X====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2" meta:paragraph-count="231" meta:word-count="663" meta:character-count="6212" meta:non-whitespace-character-count="5378"/>
    <meta:generator>LibreOfficeDev/6.0.5.2$Linux_X86_64 LibreOffice_project/</meta:generator>
  </office:meta>
</office:document-meta>
</file>